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18cm"/>
    </style:style>
    <style:style style:name="ro1" style:family="table-row">
      <style:table-row-properties style:row-height="0.50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2" draw:style-name="gr1" draw:text-style-name="P1" svg:width="28.38cm" svg:height="18.4cm" svg:x="15.401cm" svg:y="16.864cm">
            <draw:object draw:notify-on-update-of-ranges="Sheet1.B2:Sheet1.B9 Sheet1.A2:Sheet1.A2 Sheet1.D2:Sheet1.D9 Sheet1.G2:Sheet1.G9 Sheet1.F2:Sheet1.F2 Sheet1.I2:Sheet1.I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br</text:p>
          </table:table-cell>
          <table:table-cell office:value-type="string" calcext:value-type="string">
            <text:p>T odcz</text:p>
          </table:table-cell>
          <table:table-cell office:value-type="string" calcext:value-type="string">
            <text:p>t przesk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obr</text:p>
          </table:table-cell>
          <table:table-cell office:value-type="string" calcext:value-type="string">
            <text:p>todcz</text:p>
          </table:table-cell>
          <table:table-cell office:value-type="string" calcext:value-type="string">
            <text:p>tprzes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0 Hz</text:p>
          </table:table-cell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,1</text:p>
          </table:table-cell>
          <table:table-cell table:formula="of:=[.C2]*1.5" office:value-type="float" office:value="0.15" calcext:value-type="float">
            <text:p>0,15</text:p>
          </table:table-cell>
          <table:table-cell/>
          <table:table-cell office:value-type="string" calcext:value-type="string">
            <text:p>30 Hz</text:p>
          </table:table-cell>
          <table:table-cell office:value-type="float" office:value="903" calcext:value-type="float">
            <text:p>903</text:p>
          </table:table-cell>
          <table:table-cell office:value-type="float" office:value="0.1" calcext:value-type="float">
            <text:p>0,1</text:p>
          </table:table-cell>
          <table:table-cell table:formula="of:=[.H2]*1.5" office:value-type="float" office:value="0.15" calcext:value-type="float">
            <text:p>0,15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99" calcext:value-type="float">
            <text:p>1499</text:p>
          </table:table-cell>
          <table:table-cell office:value-type="float" office:value="0.3" calcext:value-type="float">
            <text:p>0,3</text:p>
          </table:table-cell>
          <table:table-cell table:formula="of:=[.C3]*1.5" office:value-type="float" office:value="0.45" calcext:value-type="float">
            <text:p>0,4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0.3" calcext:value-type="float">
            <text:p>0,3</text:p>
          </table:table-cell>
          <table:table-cell table:formula="of:=[.H3]*1.5" office:value-type="float" office:value="0.45" calcext:value-type="float">
            <text:p>0,45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96" calcext:value-type="float">
            <text:p>1496</text:p>
          </table:table-cell>
          <table:table-cell office:value-type="float" office:value="0.7" calcext:value-type="float">
            <text:p>0,7</text:p>
          </table:table-cell>
          <table:table-cell table:formula="of:=[.C4]*1.5" office:value-type="float" office:value="1.05" calcext:value-type="float">
            <text:p>1,0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99" calcext:value-type="float">
            <text:p>899</text:p>
          </table:table-cell>
          <table:table-cell office:value-type="float" office:value="0.5" calcext:value-type="float">
            <text:p>0,5</text:p>
          </table:table-cell>
          <table:table-cell table:formula="of:=[.H4]*1.5" office:value-type="float" office:value="0.75" calcext:value-type="float">
            <text:p>0,75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94" calcext:value-type="float">
            <text:p>1494</text:p>
          </table:table-cell>
          <table:table-cell office:value-type="float" office:value="1.1" calcext:value-type="float">
            <text:p>1,1</text:p>
          </table:table-cell>
          <table:table-cell table:formula="of:=[.C5]*1.5" office:value-type="float" office:value="1.65" calcext:value-type="float">
            <text:p>1,6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table:formula="of:=[.H5]*1.5" office:value-type="float" office:value="1.5" calcext:value-type="float">
            <text:p>1,5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91" calcext:value-type="float">
            <text:p>1491</text:p>
          </table:table-cell>
          <table:table-cell office:value-type="float" office:value="1.5" calcext:value-type="float">
            <text:p>1,5</text:p>
          </table:table-cell>
          <table:table-cell table:formula="of:=[.C6]*1.5" office:value-type="float" office:value="2.25" calcext:value-type="float">
            <text:p>2,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95" calcext:value-type="float">
            <text:p>895</text:p>
          </table:table-cell>
          <table:table-cell office:value-type="float" office:value="1.6" calcext:value-type="float">
            <text:p>1,6</text:p>
          </table:table-cell>
          <table:table-cell table:formula="of:=[.H6]*1.5" office:value-type="float" office:value="2.4" calcext:value-type="float">
            <text:p>2,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83" calcext:value-type="float">
            <text:p>1483</text:p>
          </table:table-cell>
          <table:table-cell office:value-type="float" office:value="2.8" calcext:value-type="float">
            <text:p>2,8</text:p>
          </table:table-cell>
          <table:table-cell table:formula="of:=[.C7]*1.5" office:value-type="float" office:value="4.2" calcext:value-type="float">
            <text:p>4,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92" calcext:value-type="float">
            <text:p>892</text:p>
          </table:table-cell>
          <table:table-cell office:value-type="float" office:value="2.3" calcext:value-type="float">
            <text:p>2,3</text:p>
          </table:table-cell>
          <table:table-cell table:formula="of:=[.H7]*1.5" office:value-type="float" office:value="3.45" calcext:value-type="float">
            <text:p>3,45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72" calcext:value-type="float">
            <text:p>1472</text:p>
          </table:table-cell>
          <table:table-cell office:value-type="float" office:value="4.1" calcext:value-type="float">
            <text:p>4,1</text:p>
          </table:table-cell>
          <table:table-cell table:formula="of:=[.C8]*1.5" office:value-type="float" office:value="6.15" calcext:value-type="float">
            <text:p>6,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85" calcext:value-type="float">
            <text:p>885</text:p>
          </table:table-cell>
          <table:table-cell office:value-type="float" office:value="3.1" calcext:value-type="float">
            <text:p>3,1</text:p>
          </table:table-cell>
          <table:table-cell table:formula="of:=[.H8]*1.5" office:value-type="float" office:value="4.65" calcext:value-type="float">
            <text:p>4,65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62" calcext:value-type="float">
            <text:p>1462</text:p>
          </table:table-cell>
          <table:table-cell office:value-type="float" office:value="5.5" calcext:value-type="float">
            <text:p>5,5</text:p>
          </table:table-cell>
          <table:table-cell table:formula="of:=[.C9]*1.5" office:value-type="float" office:value="8.25" calcext:value-type="float">
            <text:p>8,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3" calcext:value-type="float">
            <text:p>873</text:p>
          </table:table-cell>
          <table:table-cell office:value-type="float" office:value="5.2" calcext:value-type="float">
            <text:p>5,2</text:p>
          </table:table-cell>
          <table:table-cell table:formula="of:=[.H9]*1.5" office:value-type="float" office:value="7.8" calcext:value-type="float">
            <text:p>7,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heet1.K29" table:end-x="0.752cm" table:end-y="0.27cm" draw:z-index="0" draw:name="ch-ka mechaniczna dla f=50 Hz" draw:style-name="gr2" draw:text-style-name="P2" svg:width="18.642cm" svg:height="8.963cm" svg:x="1.176cm" svg:y="0.451cm">
              <draw:object draw:notify-on-update-of-ranges="Sheet1.B2:Sheet1.B9 Sheet1.D2:Sheet1.D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Sheet1.T29" table:end-x="0.667cm" table:end-y="0.228cm" draw:z-index="1" draw:name="Chart 4" draw:style-name="gr2" draw:text-style-name="P2" svg:width="18.134cm" svg:height="8.9cm" svg:x="1.599cm" svg:y="0.472cm">
              <draw:object draw:notify-on-update-of-ranges="Sheet1.G2:Sheet1.G9 Sheet1.I2:Sheet1.I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l" number:country="PL">
      <number:number number:decimal-places="0" number:min-integer-digits="1" number:grouping="true"/>
      <number:text> zł</number:text>
    </number:number-style>
    <number:number-style style:name="N10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7P0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2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0P0"/>
    </number:number-style>
    <number:date-style style:name="N10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2" number:language="pl" number:country="PL">
      <number:day number:style="long"/>
      <number:text>-</number:text>
      <number:month number:textual="true"/>
    </number:date-style>
    <number:date-style style:name="N10113" number:language="pl" number:country="PL">
      <number:month number:textual="true"/>
      <number:text>-</number:text>
      <number:year/>
    </number:date-style>
    <number:time-style style:name="N10114" number:language="pl" number:country="PL">
      <number:hours/>
      <number:text>:</number:text>
      <number:minutes number:style="long"/>
      <number:text> </number:text>
      <number:am-pm/>
    </number:time-style>
    <number:time-style style:name="N10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pl" number:country="PL">
      <number:number number:decimal-places="0" number:min-integer-digits="1" number:grouping="true"/>
      <number:text>     </number:text>
    </number:number-style>
    <number:number-style style:name="N10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6P0"/>
    </number:number-style>
    <number:number-style style:name="N10117P0" style:volatile="true" number:language="pl" number:country="PL">
      <number:number number:decimal-places="0" number:min-integer-digits="1" number:grouping="true"/>
      <number:text>     </number:text>
    </number:number-style>
    <number:number-style style:name="N10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2" number:min-integer-digits="1" number:grouping="true"/>
      <number:text>     </number:text>
    </number:number-style>
    <number:number-style style:name="N10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integer-digits="1" number:grouping="true"/>
      <number:text>     </number:text>
    </number:number-style>
    <number:number-style style:name="N10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0P1" style:volatile="true" number:language="pl" number:country="PL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0P2" style:volatile="true" number:language="pl" number:country="PL">
      <number:text> </number:text>
      <loext:fill-character> </loext:fill-character>
      <number:text>-      </number:text>
    </number:number-style>
    <number:text-style style:name="N10120" number:language="pl" number:country="P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pl" number:country="PL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0121P1" style:volatile="true" number:language="pl" number:country="PL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0121P2" style:volatile="true" number:language="pl" number:country="PL">
      <number:text> </number:text>
      <loext:fill-character> </loext:fill-character>
      <number:text>- zł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22P1" style:volatile="true" number:language="pl" number:country="PL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22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0123P1" style:volatile="true" number:language="pl" number:country="PL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0123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wid Legutki</meta:initial-creator>
    <meta:creation-date>2015-04-13T08:06:23</meta:creation-date>
    <dc:date>2015-04-17T17:05:54.669848995</dc:date>
    <meta:generator>LibreOffice/4.2.7.2$Linux_X86_64 LibreOffice_project/420m0$Build-2</meta:generator>
    <meta:document-statistic meta:table-count="3" meta:cell-count="72" meta:object-count="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8.643cm" svg:height="8.964cm" xlink:href=".." xlink:type="simple" chart:class="chart:line" chart:style-name="ch1">
        <chart:title svg:x="3.598cm" svg:y="0.314cm" chart:style-name="ch2">
          <text:p>ch-ka mechaniczna dla f=50 Hz</text:p>
        </chart:title>
        <chart:legend chart:legend-position="end" svg:x="16.622cm" svg:y="4.169cm" style:legend-expansion="high" chart:style-name="ch3"/>
        <chart:plot-area chart:style-name="ch4" table:cell-range-address="Sheet1.B2:Sheet1.B9 Sheet1.D2:Sheet1.D9" chart:data-source-has-labels="both" svg:x="0.372cm" svg:y="1.638cm" svg:width="15.878cm" svg:height="7.147cm">
          <chartooo:coordinate-region svg:x="0.835cm" svg:y="1.851cm" svg:width="14.99cm" svg:height="6.26cm"/>
          <chart:axis chart:dimension="x" chart:name="primary-x" chart:style-name="ch5" chartooo:axis-type="text">
            <chart:categories table:cell-range-address="Sheet1.B2:Sheet1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2:Sheet1.D9" chart:label-cell-address="&quot;T(n)&quot;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n)</text:p>
              </table:table-cell>
            </table:table-row>
          </table:table-header-rows>
          <table:table-rows>
            <table:table-row>
              <table:table-cell office:value-type="float" office:value="1500">
                <text:p>1500</text:p>
                <draw:g>
                  <svg:desc>Sheet1.B2:Sheet1.B9</svg:desc>
                </draw:g>
              </table:table-cell>
              <table:table-cell office:value-type="float" office:value="0.15">
                <text:p>0.15</text:p>
                <draw:g>
                  <svg:desc>Sheet1.D2:Sheet1.D9</svg:desc>
                </draw:g>
              </table:table-cell>
            </table:table-row>
            <table:table-row>
              <table:table-cell office:value-type="float" office:value="1499">
                <text:p>15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496">
                <text:p>150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494">
                <text:p>149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1491">
                <text:p>149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1483">
                <text:p>148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float" office:value="1462">
                <text:p>1460</text:p>
              </table:table-cell>
              <table:table-cell office:value-type="float" office:value="8.25">
                <text:p>8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8.135cm" svg:height="8.901cm" xlink:href=".." xlink:type="simple" chart:class="chart:line" chart:style-name="ch1">
        <chart:title svg:x="3.344cm" svg:y="0.313cm" chart:style-name="ch2">
          <text:p>ch-ka mechaniczna dla f=30 Hz</text:p>
        </chart:title>
        <chart:legend chart:legend-position="end" svg:x="16.114cm" svg:y="4.137cm" style:legend-expansion="high" chart:style-name="ch3"/>
        <chart:plot-area chart:style-name="ch4" table:cell-range-address="Sheet1.G2:Sheet1.G9 Sheet1.I2:Sheet1.I9" chart:data-source-has-labels="both" svg:x="0.362cm" svg:y="1.636cm" svg:width="15.39cm" svg:height="7.087cm">
          <chartooo:coordinate-region svg:x="0.825cm" svg:y="1.849cm" svg:width="14.608cm" svg:height="6.2cm"/>
          <chart:axis chart:dimension="x" chart:name="primary-x" chart:style-name="ch5" chartooo:axis-type="auto">
            <chartooo:date-scale/>
            <chart:categories table:cell-range-address="Sheet1.G2:Sheet1.G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2:Sheet1.I9" chart:label-cell-address="&quot;T(n)&quot;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n)</text:p>
              </table:table-cell>
            </table:table-row>
          </table:table-header-rows>
          <table:table-rows>
            <table:table-row>
              <table:table-cell office:value-type="float" office:value="903">
                <text:p>900</text:p>
                <draw:g>
                  <svg:desc>Sheet1.G2:Sheet1.G9</svg:desc>
                </draw:g>
              </table:table-cell>
              <table:table-cell office:value-type="float" office:value="0.15">
                <text:p>0.15</text:p>
                <draw:g>
                  <svg:desc>Sheet1.I2:Sheet1.I9</svg:desc>
                </draw:g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7.8">
                <text:p>7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381cm" svg:height="18.401cm" xlink:href=".." xlink:type="simple" chart:class="chart:scatter" chart:style-name="ch1">
        <chart:title svg:x="10.932cm" svg:y="0.503cm" chart:style-name="ch2">
          <text:p>Charakterystyka mechaniczna</text:p>
        </chart:title>
        <chart:legend svg:x="16.467cm" svg:y="3.645cm" style:legend-expansion="custom" chartooo:width="3.5cm" chartooo:height="2.01cm" style:legend-expansion-aspect-ratio="1.74129353233831" chart:style-name="ch3"/>
        <chart:plot-area chart:style-name="ch4" table:cell-range-address="Sheet1.B2:Sheet1.B9 Sheet1.A2:Sheet1.A2 Sheet1.D2:Sheet1.D9 Sheet1.F2:Sheet1.F2 Sheet1.I2:Sheet1.I9" chart:data-source-has-labels="row" svg:x="1.632cm" svg:y="1.698cm" svg:width="26.182cm" svg:height="15.3cm">
          <chartooo:coordinate-region svg:x="2.052cm" svg:y="1.911cm" svg:width="25.423cm" svg:height="14.413cm"/>
          <chart:axis chart:dimension="x" chart:name="primary-x" chart:style-name="ch5">
            <chart:title svg:x="12.549cm" svg:y="17.366cm" chart:style-name="ch6">
              <text:p>prędkość obrotowa n[obr/min]</text:p>
            </chart:title>
          </chart:axis>
          <chart:axis chart:dimension="y" chart:name="primary-y" chart:style-name="ch5">
            <chart:title svg:x="0.451cm" svg:y="11.247cm" chart:style-name="ch7">
              <text:p>moment obrotowy T[N*m]</text:p>
            </chart:title>
            <chart:grid chart:style-name="ch8" chart:class="major"/>
          </chart:axis>
          <chart:series chart:style-name="ch9" chart:values-cell-range-address="Sheet1.D2:Sheet1.D9" chart:label-cell-address="Sheet1.A2:Sheet1.A2" chart:class="chart:scatter">
            <chart:domain table:cell-range-address="Sheet1.B2:Sheet1.B9"/>
            <chart:data-point chart:repeated="8"/>
          </chart:series>
          <chart:series chart:style-name="ch10" chart:values-cell-range-address="Sheet1.I2:Sheet1.I9" chart:label-cell-address="Sheet1.F2:Sheet1.F2" chart:class="chart:scatter">
            <chart:domain table:cell-range-address="Sheet1.G2:Sheet1.G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50 Hz</text:p>
                <draw:g>
                  <svg:desc>Sheet1.A2:Sheet1.A2</svg:desc>
                </draw:g>
              </table:table-cell>
              <table:table-cell office:value-type="string">
                <text:p>Kolumna G</text:p>
              </table:table-cell>
              <table:table-cell office:value-type="string">
                <text:p>30 Hz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Sheet1.B2:Sheet1.B9</svg:desc>
                </draw:g>
              </table:table-cell>
              <table:table-cell office:value-type="float" office:value="0.15">
                <text:p>0.15</text:p>
                <draw:g>
                  <svg:desc>Sheet1.D2:Sheet1.D9</svg:desc>
                </draw:g>
              </table:table-cell>
              <table:table-cell office:value-type="float" office:value="903">
                <text:p>903</text:p>
                <draw:g>
                  <svg:desc>Sheet1.G2:Sheet1.G9</svg:desc>
                </draw:g>
              </table:table-cell>
              <table:table-cell office:value-type="float" office:value="0.15">
                <text:p>0.15</text:p>
                <draw:g>
                  <svg:desc>Sheet1.I2:Sheet1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9">
                <text:p>1499</text:p>
              </table:table-cell>
              <table:table-cell office:value-type="float" office:value="0.45">
                <text:p>0.45</text:p>
              </table:table-cell>
              <table:table-cell office:value-type="float" office:value="900">
                <text:p>9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6">
                <text:p>1496</text:p>
              </table:table-cell>
              <table:table-cell office:value-type="float" office:value="1.05">
                <text:p>1.05</text:p>
              </table:table-cell>
              <table:table-cell office:value-type="float" office:value="899">
                <text:p>89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4">
                <text:p>1494</text:p>
              </table:table-cell>
              <table:table-cell office:value-type="float" office:value="1.65">
                <text:p>1.65</text:p>
              </table:table-cell>
              <table:table-cell office:value-type="float" office:value="898">
                <text:p>89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1">
                <text:p>1491</text:p>
              </table:table-cell>
              <table:table-cell office:value-type="float" office:value="2.25">
                <text:p>2.25</text:p>
              </table:table-cell>
              <table:table-cell office:value-type="float" office:value="895">
                <text:p>89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3">
                <text:p>1483</text:p>
              </table:table-cell>
              <table:table-cell office:value-type="float" office:value="4.2">
                <text:p>4.2</text:p>
              </table:table-cell>
              <table:table-cell office:value-type="float" office:value="892">
                <text:p>892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2">
                <text:p>1472</text:p>
              </table:table-cell>
              <table:table-cell office:value-type="float" office:value="6.15">
                <text:p>6.15</text:p>
              </table:table-cell>
              <table:table-cell office:value-type="float" office:value="885">
                <text:p>885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2">
                <text:p>1462</text:p>
              </table:table-cell>
              <table:table-cell office:value-type="float" office:value="8.25">
                <text:p>8.25</text:p>
              </table:table-cell>
              <table:table-cell office:value-type="float" office:value="873">
                <text:p>873</text:p>
              </table:table-cell>
              <table:table-cell office:value-type="float" office:value="7.8">
                <text:p>7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